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fo:color="#c9211e"/>
    </style:style>
    <style:style style:name="T2" style:family="text">
      <style:text-properties fo:color="#780373"/>
    </style:style>
    <style:style style:name="T3" style:family="text">
      <style:text-properties fo:color="#780373" fo:background-color="#ffff00" loext:char-shading-value="0"/>
    </style:style>
    <style:style style:name="T4" style:family="text">
      <style:text-properties fo:color="#780373" fo:background-color="#ffff00" loext:char-shading-value="0"/>
    </style:style>
    <style:style style:name="T5" style:family="text">
      <style:text-properties fo:color="#1e6a39"/>
    </style:style>
    <style:style style:name="T6" style:family="text">
      <style:text-properties fo:color="#f10d0c"/>
    </style:style>
    <style:style style:name="T7" style:family="text">
      <style:text-properties fo:color="#127622"/>
    </style:style>
    <style:style style:name="T8" style:family="text">
      <style:text-properties fo:color="#127622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🔥 </text:span><text:span text:style-name="Strong_20_Emphasis"><text:span text:style-name="T1">Python Interview Series – Day 6</text:span></text:span></text:h>
      <text:h text:style-name="Heading_20_2" text:outline-level="2"><text:span text:style-name="T4">📌 </text:span><text:span text:style-name="Strong_20_Emphasis"><text:span text:style-name="T4">Topic: Decorators in Python 🔁</text:span></text:span><text:span text:style-name="Strong_20_Emphasis"> </text:span></text:h>
      <text:h text:style-name="Heading_20_2" text:outline-level="2"><text:span text:style-name="T5">📘 </text:span><text:span text:style-name="Strong_20_Emphasis"><text:span text:style-name="T5">What is a Decorator in Python?</text:span></text:span></text:h>
      <text:p text:style-name="Text_20_body">A <text:span text:style-name="Strong_20_Emphasis">decorator</text:span> is a function that <text:span text:style-name="Strong_20_Emphasis">modifies the behavior of another function without changing its actual code</text:span>.<text:line-break/>It is a powerful and elegant way to extend functionalities like:</text:p>
      <text:list xml:id="list2792580614" text:style-name="L4">
        <text:list-item>
          <text:p text:style-name="P5">Logging</text:p>
        </text:list-item>
        <text:list-item>
          <text:p text:style-name="P5">Authorization</text:p>
        </text:list-item>
        <text:list-item>
          <text:p text:style-name="P5">Caching</text:p>
        </text:list-item>
        <text:list-item>
          <text:p text:style-name="P5">Timing</text:p>
        </text:list-item>
      </text:list>
      <text:p text:style-name="Text_20_body">✅ Technically, decorators are <text:span text:style-name="Strong_20_Emphasis">higher-order functions</text:span> — they take one function as input and return another enhanced function.</text:p>
      <text:p text:style-name="Horizontal_20_Line"/>
      <text:h text:style-name="Heading_20_2" text:outline-level="2"><text:span text:style-name="Strong_20_Emphasis"/></text:h>
      <text:p text:style-name="Quotations">Imagine you're serving plain tea ☕. You add cardamom or ginger — without altering the base.<text:line-break/>Similarly, a <text:span text:style-name="Strong_20_Emphasis">decorator adds extra behavior (like flavor)</text:span> to a function without changing its core logic.</text:p>
      <text:p text:style-name="Horizontal_20_Line"/>
      <text:h text:style-name="Heading_20_2" text:outline-level="2">🧑‍💻 <text:span text:style-name="Strong_20_Emphasis">Syntax of a Python Decorator</text:span></text:h>
      <text:p text:style-name="Preformatted_20_Text"><text:span text:style-name="Source_20_Text">def decorator_function(original_function):</text:span></text:p>
      <text:p text:style-name="Preformatted_20_Text"><text:span text:style-name="Source_20_Text"><text:s text:c="4"/>def wrapper_function():</text:span></text:p>
      <text:p text:style-name="Preformatted_20_Text"><text:span text:style-name="Source_20_Text"><text:s text:c="8"/>print("Before execution")</text:span></text:p>
      <text:p text:style-name="Preformatted_20_Text"><text:span text:style-name="Source_20_Text"><text:s text:c="8"/>original_function()</text:span></text:p>
      <text:p text:style-name="Preformatted_20_Text"><text:span text:style-name="Source_20_Text"><text:s text:c="8"/>print("After execution")</text:span></text:p>
      <text:p text:style-name="Preformatted_20_Text"><text:span text:style-name="Source_20_Text"><text:s text:c="4"/>return wrapper_function</text:span></text:p>
      <text:p text:style-name="Preformatted_20_Text"/>
      <text:p text:style-name="Preformatted_20_Text"><text:span text:style-name="Source_20_Text">@decorator_function</text:span></text:p>
      <text:p text:style-name="Preformatted_20_Text"><text:span text:style-name="Source_20_Text">def greet():</text:span></text:p>
      <text:p text:style-name="Preformatted_20_Text"><text:span text:style-name="Source_20_Text"><text:s text:c="4"/>print("Hello, Python Developer!")</text:span></text:p>
      <text:p text:style-name="Preformatted_20_Text"/>
      <text:p text:style-name="P1"><text:span text:style-name="Source_20_Text">greet()</text:span></text:p>
      <text:h text:style-name="Heading_20_3" text:outline-level="3"><text:soft-page-break/>✅ <text:span text:style-name="Strong_20_Emphasis">Output:</text:span></text:h>
      <text:p text:style-name="Preformatted_20_Text"><text:span text:style-name="Source_20_Text">Before execution</text:span></text:p>
      <text:p text:style-name="Preformatted_20_Text"><text:span text:style-name="Source_20_Text">Hello, Python Developer!</text:span></text:p>
      <text:p text:style-name="P1"><text:span text:style-name="Source_20_Text">After execution</text:span></text:p>
      <text:p text:style-name="Horizontal_20_Line"/>
      <text:h text:style-name="Heading_20_2" text:outline-level="2">🔍 <text:span text:style-name="Strong_20_Emphasis">Step-by-Step Explanation</text:span></text:h>
      <text:list xml:id="list1240457768" text:style-name="L5">
        <text:list-item>
          <text:p text:style-name="P6"><text:span text:style-name="Source_20_Text">decorator_function</text:span> takes another function as input.</text:p>
        </text:list-item>
        <text:list-item>
          <text:p text:style-name="P6"><text:span text:style-name="Source_20_Text">wrapper_function</text:span> is the new behavior wrapped around the original function.</text:p>
        </text:list-item>
        <text:list-item>
          <text:p text:style-name="P6">The <text:span text:style-name="Source_20_Text">@decorator_function</text:span> syntax <text:span text:style-name="Strong_20_Emphasis">applies the decorator</text:span> to <text:span text:style-name="Source_20_Text">greet()</text:span>.</text:p>
        </text:list-item>
        <text:list-item>
          <text:p text:style-name="P6">When <text:span text:style-name="Source_20_Text">greet()</text:span> is called, the decorated version runs.</text:p>
        </text:list-item>
      </text:list>
      <text:p text:style-name="Horizontal_20_Line"/>
      <text:h text:style-name="Heading_20_2" text:outline-level="2"><text:span text:style-name="T5">💼 </text:span><text:span text:style-name="Strong_20_Emphasis"><text:span text:style-name="T5">Where Are Decorators Used in Real Software?</text:span></text:span></text:h>
      <text:p text:style-name="Text_20_body">✅ <text:span text:style-name="Strong_20_Emphasis">Web Development</text:span> – <text:span text:style-name="Source_20_Text">@app.route()</text:span> in Flask<text:line-break/>✅ <text:span text:style-name="Strong_20_Emphasis">Authentication</text:span> – <text:span text:style-name="Source_20_Text">@login_required</text:span> in Django<text:line-break/>✅ <text:span text:style-name="Strong_20_Emphasis">Logging</text:span> – track function calls<text:line-break/>✅ <text:span text:style-name="Strong_20_Emphasis">Validation</text:span> – check inputs before processing<text:line-break/>✅ <text:span text:style-name="Strong_20_Emphasis">Performance</text:span> – measure execution time</text:p>
      <text:p text:style-name="Horizontal_20_Line"/>
      <text:h text:style-name="Heading_20_2" text:outline-level="2"><text:span text:style-name="T5">🧠 </text:span><text:span text:style-name="Strong_20_Emphasis"><text:span text:style-name="T5"><text:s/>Interview Questions</text:span></text:span><text:span text:style-name="Strong_20_Emphasis"> </text:span></text:h>
      <text:p text:style-name="Horizontal_20_Line"/>
      <text:h text:style-name="Heading_20_3" text:outline-level="3"><text:span text:style-name="T6">🔹 </text:span><text:span text:style-name="Strong_20_Emphasis"><text:span text:style-name="T6">Q1: What is a decorator in Python?</text:span></text:span></text:h>
      <text:p text:style-name="Text_20_body">A decorator is a function that takes another function as input and returns a function with additional functionality.<text:line-break/>✅ Used for writing <text:span text:style-name="Strong_20_Emphasis">clean, reusable, and modular code</text:span>.</text:p>
      <text:p text:style-name="Horizontal_20_Line"/>
      <text:h text:style-name="Heading_20_3" text:outline-level="3"><text:span text:style-name="T6">🔹 </text:span><text:span text:style-name="Strong_20_Emphasis"><text:span text:style-name="T6">Q2: How are decorators different from regular functions?</text:span></text:span></text:h>
      <text:p text:style-name="Text_20_body">Decorators <text:span text:style-name="Strong_20_Emphasis">enhance</text:span> or <text:span text:style-name="Strong_20_Emphasis">wrap</text:span> existing functions, whereas regular functions perform a task without modifying others.</text:p>
      <text:p text:style-name="Horizontal_20_Line"/>
      <text:h text:style-name="Heading_20_3" text:outline-level="3"><text:soft-page-break/><text:span text:style-name="T6">🔹 </text:span><text:span text:style-name="Strong_20_Emphasis"><text:span text:style-name="T6">Q3: What are built-in decorators in Python?</text:span></text:span></text:h>
      <text:list xml:id="list2569911211" text:style-name="L6">
        <text:list-item>
          <text:p text:style-name="P7"><text:span text:style-name="Source_20_Text">@staticmethod</text:span> – makes a method independent of object instance</text:p>
        </text:list-item>
        <text:list-item>
          <text:p text:style-name="P7"><text:span text:style-name="Source_20_Text">@classmethod</text:span> – works with the class, not instance</text:p>
        </text:list-item>
        <text:list-item>
          <text:p text:style-name="P7"><text:span text:style-name="Source_20_Text">@property</text:span> – creates managed attributes (getter/setter)</text:p>
        </text:list-item>
      </text:list>
      <text:p text:style-name="Text_20_body">✅ <text:span text:style-name="Emphasis">Example:</text:span></text:p>
      <text:p text:style-name="Preformatted_20_Text"><text:span text:style-name="Source_20_Text">class Student:</text:span></text:p>
      <text:p text:style-name="Preformatted_20_Text"><text:span text:style-name="Source_20_Text"><text:s text:c="4"/>def __init__(self, name):</text:span></text:p>
      <text:p text:style-name="Preformatted_20_Text"><text:span text:style-name="Source_20_Text"><text:s text:c="8"/>self._name = name</text:span></text:p>
      <text:p text:style-name="Preformatted_20_Text"/>
      <text:p text:style-name="Preformatted_20_Text"><text:span text:style-name="Source_20_Text"><text:s text:c="4"/>@property</text:span></text:p>
      <text:p text:style-name="Preformatted_20_Text"><text:span text:style-name="Source_20_Text"><text:s text:c="4"/>def name(self):</text:span></text:p>
      <text:p text:style-name="P1"><text:span text:style-name="Source_20_Text"><text:s text:c="8"/>return self._name</text:span></text:p>
      <text:p text:style-name="Horizontal_20_Line"/>
      <text:h text:style-name="Heading_20_3" text:outline-level="3"><text:span text:style-name="T6">🔹 </text:span><text:span text:style-name="Strong_20_Emphasis"><text:span text:style-name="T6">Q4: Can decorators take arguments?</text:span></text:span></text:h>
      <text:p text:style-name="Text_20_body">Yes! These are called <text:span text:style-name="Strong_20_Emphasis">parameterized decorators</text:span>.</text:p>
      <text:p text:style-name="Text_20_body">✅ <text:span text:style-name="Emphasis">Example:</text:span></text:p>
      <text:p text:style-name="Preformatted_20_Text"><text:span text:style-name="Source_20_Text">def repeat(n):</text:span></text:p>
      <text:p text:style-name="Preformatted_20_Text"><text:span text:style-name="Source_20_Text"><text:s text:c="4"/>def decorator(func):</text:span></text:p>
      <text:p text:style-name="Preformatted_20_Text"><text:span text:style-name="Source_20_Text"><text:s text:c="8"/>def wrapper():</text:span></text:p>
      <text:p text:style-name="Preformatted_20_Text"><text:span text:style-name="Source_20_Text"><text:s text:c="12"/>for _ in range(n):</text:span></text:p>
      <text:p text:style-name="Preformatted_20_Text"><text:span text:style-name="Source_20_Text"><text:s text:c="16"/>func()</text:span></text:p>
      <text:p text:style-name="Preformatted_20_Text"><text:span text:style-name="Source_20_Text"><text:s text:c="8"/>return wrapper</text:span></text:p>
      <text:p text:style-name="Preformatted_20_Text"><text:span text:style-name="Source_20_Text"><text:s text:c="4"/>return decorator</text:span></text:p>
      <text:p text:style-name="Preformatted_20_Text"/>
      <text:p text:style-name="Preformatted_20_Text"><text:span text:style-name="Source_20_Text">@repeat(3)</text:span></text:p>
      <text:p text:style-name="Preformatted_20_Text"><text:span text:style-name="Source_20_Text">def say_hello():</text:span></text:p>
      <text:p text:style-name="P1"><text:span text:style-name="Source_20_Text"><text:s text:c="4"/>print("Hello!")</text:span></text:p>
      <text:p text:style-name="Horizontal_20_Line"/>
      <text:h text:style-name="Heading_20_3" text:outline-level="3"><text:span text:style-name="T6">🔹 </text:span><text:span text:style-name="Strong_20_Emphasis"><text:span text:style-name="T6">Q5: Can a function have multiple decorators?</text:span></text:span></text:h>
      <text:p text:style-name="Text_20_body">Yes, decorators can be <text:span text:style-name="Strong_20_Emphasis">stacked</text:span> from bottom to top.</text:p>
      <text:p text:style-name="Preformatted_20_Text"><text:span text:style-name="Source_20_Text">@log_decorator</text:span></text:p>
      <text:p text:style-name="Preformatted_20_Text"><text:span text:style-name="Source_20_Text">@auth_required</text:span></text:p>
      <text:p text:style-name="Preformatted_20_Text"><text:span text:style-name="Source_20_Text">def view_dashboard():</text:span></text:p>
      <text:p text:style-name="P1"><text:span text:style-name="Source_20_Text"><text:s text:c="4"/>pass</text:span></text:p>
      <text:p text:style-name="Horizontal_20_Line"/>
      <text:h text:style-name="Heading_20_3" text:outline-level="3"><text:span text:style-name="T6">🔹 </text:span><text:span text:style-name="Strong_20_Emphasis"><text:span text:style-name="T6">Q6: Common Mistakes in Interviews?</text:span></text:span></text:h>
      <text:list xml:id="list60736639" text:style-name="L7">
        <text:list-item>
          <text:p text:style-name="P8">Forgetting to return <text:span text:style-name="Source_20_Text">wrapper</text:span></text:p>
        </text:list-item>
        <text:list-item>
          <text:p text:style-name="P8">Skipping <text:span text:style-name="Source_20_Text">original_function()</text:span> call</text:p>
        </text:list-item>
        <text:list-item>
          <text:p text:style-name="P8"><text:soft-page-break/>Misusing <text:span text:style-name="Source_20_Text">@</text:span> syntax</text:p>
        </text:list-item>
        <text:list-item>
          <text:p text:style-name="P8">Writing over-complex wrappers</text:p>
        </text:list-item>
      </text:list>
      <text:p text:style-name="Text_20_body">✅ <text:span text:style-name="Strong_20_Emphasis">Tip:</text:span> Practice 2 decorators: one simple, one with parameters.</text:p>
      <text:p text:style-name="Horizontal_20_Line"/>
      <text:h text:style-name="Heading_20_3" text:outline-level="3">🔹 <text:span text:style-name="Strong_20_Emphasis">Q7: Decorators in Flask?</text:span></text:h>
      <text:p text:style-name="Preformatted_20_Text"><text:span text:style-name="Source_20_Text">@app.route('/')</text:span></text:p>
      <text:p text:style-name="Preformatted_20_Text"><text:span text:style-name="Source_20_Text">def home():</text:span></text:p>
      <text:p text:style-name="P1"><text:span text:style-name="Source_20_Text"><text:s text:c="4"/>return "Welcome!"</text:span></text:p>
      <text:p text:style-name="Text_20_body"><text:span text:style-name="Source_20_Text">@app.route('/')</text:span> connects a URL route to a Python function — <text:span text:style-name="Strong_20_Emphasis">perfect example for real-world usage</text:span>.</text:p>
      <text:p text:style-name="Horizontal_20_Line"/>
      <text:h text:style-name="Heading_20_3" text:outline-level="3">🔹 <text:span text:style-name="Strong_20_Emphasis">Q8: Logging/Debugging with Decorators</text:span></text:h>
      <text:p text:style-name="Preformatted_20_Text"><text:span text:style-name="Source_20_Text">def log_function(func):</text:span></text:p>
      <text:p text:style-name="Preformatted_20_Text"><text:span text:style-name="Source_20_Text"><text:s text:c="4"/>def wrapper(*args, **kwargs):</text:span></text:p>
      <text:p text:style-name="Preformatted_20_Text"><text:span text:style-name="Source_20_Text"><text:s text:c="8"/>print(f"Running {func.__name__} with {args} and {kwargs}")</text:span></text:p>
      <text:p text:style-name="Preformatted_20_Text"><text:span text:style-name="Source_20_Text"><text:s text:c="8"/>return func(*args, **kwargs)</text:span></text:p>
      <text:p text:style-name="P1"><text:span text:style-name="Source_20_Text"><text:s text:c="4"/>return wrapper</text:span></text:p>
      <text:p text:style-name="Text_20_body">✅ Logs function name, inputs, and return values — very useful for debugging!</text:p>
      <text:p text:style-name="Horizontal_20_Line"/>
      <text:h text:style-name="Heading_20_2" text:outline-level="2"><text:span text:style-name="T7">✅ </text:span><text:span text:style-name="Strong_20_Emphasis"><text:span text:style-name="T7">Quick Quiz </text:span></text:span></text:h>
      <text:p text:style-name="Text_20_body">❓<text:span text:style-name="Emphasis">Which of the following are valid statements about decorators?</text:span></text:p>
      <text:list xml:id="list2741005434" text:style-name="L8">
        <text:list-item>
          <text:p text:style-name="P9">A decorator modifies another function without changing its code.</text:p>
        </text:list-item>
        <text:list-item>
          <text:p text:style-name="P9">You cannot stack decorators.</text:p>
        </text:list-item>
        <text:list-item>
          <text:p text:style-name="P9">Decorators can take arguments.</text:p>
        </text:list-item>
        <text:list-item>
          <text:p text:style-name="P9"><text:span text:style-name="Source_20_Text">@classmethod</text:span> is a built-in decorator.</text:p>
        </text:list-item>
      </text:list>
      <text:p text:style-name="Text_20_body">🎯 <text:span text:style-name="Strong_20_Emphasis">Correct Answers:</text:span> ✅ 1, 3, and 4</text:p>
      <text:p text:style-name="Horizontal_20_Line"/>
      <text:h text:style-name="Heading_20_2" text:outline-level="2"><text:span text:style-name="T7">✅ </text:span><text:span text:style-name="Strong_20_Emphasis"><text:span text:style-name="T7">Final Summary</text:span></text:span><text:span text:style-name="Strong_20_Emphasis"> </text:span></text:h>
      <text:h text:style-name="Heading_20_3" text:outline-level="3">🧾 <text:span text:style-name="Strong_20_Emphasis">What You Learned Today:</text:span></text:h>
      <text:p text:style-name="Text_20_body">🔁 A <text:span text:style-name="Strong_20_Emphasis">decorator</text:span> is a powerful Python tool used to <text:span text:style-name="Strong_20_Emphasis">wrap and extend functionality</text:span> of functions or methods — <text:span text:style-name="Strong_20_Emphasis">without modifying their core logic</text:span>.</text:p>
      <text:p text:style-name="Horizontal_20_Line"><text:soft-page-break/></text:p>
      <text:h text:style-name="Heading_20_3" text:outline-level="3">🧠 <text:span text:style-name="Strong_20_Emphasis">Key Takeaways:</text:span></text:h>
      <text:list xml:id="list1059634242" text:style-name="L9">
        <text:list-item>
          <text:p text:style-name="P10">✅ Decorators are <text:span text:style-name="Strong_20_Emphasis">higher-order functions</text:span></text:p>
        </text:list-item>
        <text:list-item>
          <text:p text:style-name="P10">✅ Applied using the <text:span text:style-name="Source_20_Text">@decorator_name</text:span> syntax</text:p>
        </text:list-item>
        <text:list-item>
          <text:p text:style-name="P10">✅ Support <text:span text:style-name="Strong_20_Emphasis">chaining</text:span>, <text:span text:style-name="Strong_20_Emphasis">custom arguments</text:span>, and <text:span text:style-name="Strong_20_Emphasis">real use cases</text:span></text:p>
        </text:list-item>
        <text:list-item>
          <text:p text:style-name="P10">✅ Used in web frameworks, debugging, validation, etc.</text:p>
        </text:list-item>
        <text:list-item>
          <text:p text:style-name="P10">✅ Essential topic in Python interviews</text:p>
        </text:list-item>
      </text:list>
      <text:p text:style-name="Horizontal_20_Line"><text:span text:style-name="Strong_20_Emphasis"/></text:p>
      <text:p text:style-name="Quotations">Adding flavor to tea without changing its base = Decorating a function without modifying it.</text:p>
      <text:p text:style-name="Horizontal_20_Line"/>
      <text:h text:style-name="Heading_20_3" text:outline-level="3"><text:span text:style-name="T8">🎯 </text:span><text:span text:style-name="Strong_20_Emphasis"><text:span text:style-name="T8">Interview Success Tips:</text:span></text:span></text:h>
      <text:list xml:id="list3816777381" text:style-name="L10">
        <text:list-item>
          <text:p text:style-name="P11">Practice writing decorators with and without parameters.</text:p>
        </text:list-item>
        <text:list-item>
          <text:p text:style-name="P11">Explain decorator flow (function → wrapper → return).</text:p>
        </text:list-item>
        <text:list-item>
          <text:p text:style-name="P11">Mention real use cases (Flask/Django) to impress the interviewer.</text:p>
        </text:list-item>
      </text:list>
      <text:p text:style-name="Horizontal_20_Line"/>
      <text:h text:style-name="Heading_20_3" text:outline-level="3"><text:span text:style-name="T7">🧠 </text:span><text:span text:style-name="Strong_20_Emphasis"><text:span text:style-name="T7">Daily Quote to Remember:</text:span></text:span></text:h>
      <text:p text:style-name="Quotations">"In Python, decorators are the silent power tools — mastering them makes your code cleaner, smarter, and interview-ready."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7T16:14:37.111000000</meta:creation-date>
    <dc:date>2025-07-17T17:04:33.623000000</dc:date>
    <meta:editing-duration>PT16M1S</meta:editing-duration>
    <meta:editing-cycles>1</meta:editing-cycles>
    <meta:document-statistic meta:table-count="0" meta:image-count="0" meta:object-count="0" meta:page-count="5" meta:paragraph-count="108" meta:word-count="650" meta:character-count="4513" meta:non-whitespace-character-count="3826"/>
    <meta:generator>Neat_Office/6.2.8.2$Windows_x86 LibreOffice_project/</meta:generator>
  </office:meta>
</office:document-meta>
</file>